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9.001cm" fo:margin-right="0cm" fo:text-align="end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428ef9" officeooo:paragraph-rsid="00428ef9" style:font-weight-asian="bold"/>
    </style:style>
    <style:style style:name="P1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62a3" officeooo:paragraph-rsid="002362a3"/>
    </style:style>
    <style:style style:name="P12" style:family="paragraph" style:parent-style-name="Standard" style:master-page-name="">
      <loext:graphic-properties draw:fill="none"/>
      <style:paragraph-properties fo:margin-left="11.899cm" fo:margin-right="0cm" fo:line-height="150%" fo:text-align="start" style:justify-single-word="false" fo:text-indent="0cm" style:auto-text-indent="false" style:page-number="auto" fo:background-color="transparent"/>
      <style:text-properties officeooo:rsid="0008321a" officeooo:paragraph-rsid="0008321a"/>
    </style:style>
    <style:style style:name="P13" style:family="paragraph" style:parent-style-name="Standard">
      <style:text-properties officeooo:paragraph-rsid="00428ef9"/>
    </style:style>
    <style:style style:name="P14" style:family="paragraph" style:parent-style-name="Heading_20_1">
      <style:text-properties officeooo:rsid="00428ef9" officeooo:paragraph-rsid="00428ef9"/>
    </style:style>
    <style:style style:name="P15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6" style:family="paragraph" style:parent-style-name="Standard">
      <style:text-properties officeooo:rsid="0054e04e" officeooo:paragraph-rsid="0054e04e"/>
    </style:style>
    <style:style style:name="P17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19" style:family="paragraph">
      <loext:graphic-properties draw:fill="none"/>
      <style:paragraph-properties fo:text-align="start" style:writing-mode="lr-tb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officeooo:rsid="002362a3"/>
    </style:style>
    <style:style style:name="T2" style:family="text">
      <style:text-properties officeooo:rsid="0008321a"/>
    </style:style>
    <style:style style:name="T3" style:family="text">
      <style:text-properties officeooo:rsid="00428ef9"/>
    </style:style>
    <style:style style:name="T4" style:family="text">
      <style:text-properties officeooo:rsid="004552a8"/>
    </style:style>
    <style:style style:name="T5" style:family="text">
      <style:text-properties officeooo:rsid="0047784b"/>
    </style:style>
    <style:style style:name="T6" style:family="text">
      <style:text-properties officeooo:rsid="004d93e4"/>
    </style:style>
    <style:style style:name="T7" style:family="text">
      <style:text-properties officeooo:rsid="00501915"/>
    </style:style>
    <style:style style:name="T8" style:family="text">
      <style:text-properties officeooo:rsid="0054e04e"/>
    </style:style>
    <style:style style:name="T9" style:family="text">
      <style:text-properties style:use-window-font-color="true" loext:opacity="0%" fo:font-size="18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Факультет інформатики та обчислювальної техніки </text:p>
      <text:p text:style-name="P5">Кафедра інформатики та програмної інженерії </text:p>
      <text:p text:style-name="P5"/>
      <text:p text:style-name="P7">“ЗАТВЕРДЖЕНО”</text:p>
      <text:p text:style-name="P7">Керівник роботи </text:p>
      <text:p text:style-name="P7">Світлана ПОПЕРЕШНЯК</text:p>
      <text:p text:style-name="P7">“20”листопада 2023 р.</text:p>
      <text:p text:style-name="P5"/>
      <text:p text:style-name="P5"/>
      <text:p text:style-name="P5"/>
      <text:p text:style-name="P5"/>
      <text:p text:style-name="P8">Файлова система з консольним інтерфейсом</text:p>
      <text:p text:style-name="P9">Програма та методика тестування</text:p>
      <text:p text:style-name="P5">КПІ.ІП-1123.045440.0<text:span text:style-name="T6">4</text:span>.<text:span text:style-name="T6">5</text:span>1</text:p>
      <text:p text:style-name="P5"/>
      <text:p text:style-name="P5"/>
      <text:p text:style-name="P5"/>
      <text:p text:style-name="P5"/>
      <text:p text:style-name="P5"/>
      <text:p text:style-name="P6">“ПОГОДЖЕНО” </text:p>
      <text:p text:style-name="P6">Керівник роботи:</text:p>
      <text:p text:style-name="P6"><text:span text:style-name="T7">Світлана </text:span><text:span text:style-name="T1">ПОПЕРЕШНЯК</text:span></text:p>
      <text:p text:style-name="P6"/>
      <text:p text:style-name="P11">Консультант:<text:tab/><text:tab/><text:tab/><text:tab/><text:tab/><text:tab/><text:tab/><text:span text:style-name="T2">Виконавець:</text:span></text:p>
      <text:p text:style-name="P11"><text:span text:style-name="T7">Максим </text:span>ГОЛОВЧЕНКО<text:tab/><text:tab/><text:tab/><text:tab/><text:tab/><text:span text:style-name="T7">Сергій </text:span><text:span text:style-name="T2">П</text:span>АНЧЕНКО</text:p>
      <text:p text:style-name="P12"/>
      <text:p text:style-name="P5"/>
      <text:p text:style-name="P5"/>
      <text:p text:style-name="P5"/>
      <text:p text:style-name="P5"/>
      <text:p text:style-name="P5"><text:bookmark text:name="_gjdgxs"/>Київ – 2023</text:p>
      <text:p text:style-name="P5"><text:soft-page-break/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_RefHeading___Toc125644_2385041770" text:style-name="Index_20_Link" text:visited-style-name="Index_20_Link">1 Об’єкт випробовувань<text:tab/>3</text:a></text:p>
          <text:p text:style-name="P10"><text:a xlink:type="simple" xlink:href="#__RefHeading___Toc13534_335747417" text:style-name="Index_20_Link" text:visited-style-name="Index_20_Link">2 МЕТА ТЕСТУВАННЯ<text:tab/>4</text:a></text:p>
          <text:p text:style-name="P10"><text:a xlink:type="simple" xlink:href="#__RefHeading___Toc13536_335747417" text:style-name="Index_20_Link" text:visited-style-name="Index_20_Link">3 Методи тестування<text:tab/>5</text:a></text:p>
          <text:p text:style-name="P10"><text:a xlink:type="simple" xlink:href="#__RefHeading___Toc13538_335747417" text:style-name="Index_20_Link" text:visited-style-name="Index_20_Link">4 Засоби та порядок тестування<text:tab/>6</text:a></text:p>
        </text:index-body>
      </text:table-of-content>
      <text:h text:style-name="P14" text:outline-level="1"><text:bookmark-start text:name="__RefHeading___Toc125644_2385041770"/>Об’єкт випробовувань<text:bookmark-end text:name="__RefHeading___Toc125644_2385041770"/></text:h>
      <text:p text:style-name="P13"><text:span text:style-name="T3">О</text:span>б’єктом випробувань є файлова система з консольним інтерфейсом, що написана на мові програмування C++ з використання бібліотеки FUSE.</text:p>
      <text:h text:style-name="Heading_20_1" text:outline-level="1"><text:bookmark-start text:name="__RefHeading___Toc13534_335747417"/>МЕТА ТЕСТУВАННЯ<text:bookmark-end text:name="__RefHeading___Toc13534_335747417"/></text:h>
      <text:p text:style-name="Standard">У процесі тестування має бути перевірено наступне:</text:p>
      <text:p text:style-name="Standard">а) працезданість операцій файлової системи;</text:p>
      <text:p text:style-name="P16">б) виконання функціональних вимог;</text:p>
      <text:p text:style-name="Standard"><text:span text:style-name="T8">в</text:span>) <text:span text:style-name="T8">виконання нефункціональних вимог.</text:span></text:p>
      <text:h text:style-name="Heading_20_1" text:outline-level="1"><text:bookmark-start text:name="__RefHeading___Toc13536_335747417"/>Методи тестування<text:bookmark-end text:name="__RefHeading___Toc13536_335747417"/></text:h>
      <text:p text:style-name="Standard">Тестування програмного забезпечення було здійснено за допомогою юніт-тестів на основі фреймворку GoogleTest.</text:p>
      <text:h text:style-name="Heading_20_1" text:outline-level="1"><text:bookmark-start text:name="__RefHeading___Toc13538_335747417"/>Засоби та порядок тестування<text:bookmark-end text:name="__RefHeading___Toc13538_335747417"/></text:h>
      <text:p text:style-name="Standard">Працездатність <text:span text:style-name="T5">файлової системи</text:span> перевіряється за допомогою:</text:p>
      <text:p text:style-name="Standard">а) використання стандартної C++ бібліотеки &lt;filesystem&gt;;</text:p>
      <text:p text:style-name="Standard">б) ручного всіх функцій, заявлених в технічному завданні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2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3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3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3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3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6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8T21:20:39.041819446</dc:date>
    <meta:editing-duration>PT1H51M18S</meta:editing-duration>
    <meta:editing-cycles>33</meta:editing-cycles>
    <meta:document-statistic meta:table-count="0" meta:image-count="0" meta:object-count="0" meta:page-count="6" meta:paragraph-count="33" meta:word-count="144" meta:character-count="1139" meta:non-whitespace-character-count="1017"/>
  </office:meta>
</office:document-meta>
</file>